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🚗 NEON RACERS 🚗</text:p>
      <text:p text:style-name="P2"/>
      <text:p text:style-name="P2">Breno Oliveira &amp; Ana Carol</text:p>
      <text:p text:style-name="P2">Trabalho 2 – INF/1A</text:p>
      <text:p text:style-name="P2">Professora: Hasan</text:p>
      <text:p text:style-name="P2"/>
      <text:p text:style-name="Standard">Na página inicial, o jogador encontra um design simples e moderno, com cores neon e um visual futurista. Nela, há dois botões principais: “Jogar”, que leva diretamente à corrida, e “Ajuda”, onde são explicadas as regras e comandos do jogo.</text:p>
      <text:p text:style-name="Standard"/>
      <text:p text:style-name="Standard">O objetivo do jogo é criar seu próprio carro personalizado e disputar uma corrida em um cenário digital cheio de luzes, trilhas tecnológicas e obstáculos. O jogador pode movimentar o carro usando as setas do teclado, precisando desviar de barreiras e coletar bônus de velocidade.</text:p>
      <text:p text:style-name="Standard"/>
      <text:p text:style-name="Standard">Durante a corrida, o cenário se move rapidamente, simulando uma pista neon em uma cidade futurista, com efeitos visuais vibrantes e sons eletrônicos que deixam o jogo mais imersivo.</text:p>
      <text:p text:style-name="Standard"/>
      <text:p text:style-name="Standard">No final, o sistema exibe a pontuação total do jogador com base na distância percorrida e nos bônus coletados.</text:p>
      <text:p text:style-name="Standard">O desafio é alcançar a maior pontuação possível e provar quem é o melhor piloto das ruas digitais do futur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14:26.235176639</meta:creation-date>
    <dc:date>2025-11-11T21:15:14.743593703</dc:date>
    <meta:editing-duration>PT48S</meta:editing-duration>
    <meta:editing-cycles>1</meta:editing-cycles>
    <meta:document-statistic meta:table-count="0" meta:image-count="0" meta:object-count="0" meta:page-count="1" meta:paragraph-count="9" meta:word-count="167" meta:character-count="994" meta:non-whitespace-character-count="835"/>
    <meta:generator>LibreOffice/25.8.0.4$Linux_X86_64 LibreOffice_project/580$Build-4</meta:generator>
  </office:meta>
</office:document-meta>
</file>